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2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 table:number-rows-repeated="5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08">
            <text:p>108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8.10.2008</text:date>, <text:time>07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0-28T07:33:46</dc:date>
    <meta:editing-cycles>35</meta:editing-cycles>
    <meta:editing-duration>PT30M47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